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55cm" draw:marker-end-width="0.355cm" draw:fill-color="#ffffcc" draw:textarea-horizontal-align="justify" draw:textarea-vertical-align="middle" draw:auto-grow-height="false" fo:min-height="0.766cm" fo:min-width="2.04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355cm" draw:marker-end-width="0.355cm" draw:fill-color="#ffffff" draw:textarea-horizontal-align="justify" draw:textarea-vertical-align="middle" draw:auto-grow-height="false" fo:min-height="0.766cm" fo:min-width="2.04cm" fo:padding-top="0.15cm" fo:padding-bottom="0.15cm" fo:padding-left="0.275cm" fo:padding-right="0.275cm"/>
    </style:style>
    <style:style style:name="gr3" style:family="graphic" style:parent-style-name="standard">
      <style:graphic-properties svg:stroke-color="#c5000b" draw:marker-end="Rounded_20_short_20_Arrow" draw:marker-end-width="0.15cm" draw:textarea-vertical-align="middle"/>
    </style:style>
    <style:style style:name="gr4" style:family="graphic" style:parent-style-name="standard">
      <style:graphic-properties svg:stroke-color="#ff6600" draw:marker-start="Rounded_20_short_20_Arrow" draw:marker-start-width="0.15cm" draw:marker-end="Rounded_20_short_20_Arrow" draw:marker-end-width="0.15cm" draw:textarea-vertical-align="middl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2.04cm"/>
    </style:style>
    <style:style style:name="gr6" style:family="graphic" style:parent-style-name="objectwithoutfill">
      <style:graphic-properties draw:stroke="dash" draw:stroke-dash="Fine_20_Dashed" draw:marker-end="Short_20_line_20_Arrow" draw:marker-end-width="0.15cm" draw:fill="none" draw:textarea-vertical-align="middl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147cm" fo:min-width="2.802cm"/>
    </style:style>
    <style:style style:name="gr8" style:family="graphic" style:parent-style-name="objectwithoutfill">
      <style:graphic-properties draw:stroke="dash" draw:stroke-dash="Fine_20_Dashed" draw:marker-end="Short_20_line_20_Arrow" draw:marker-end-width="0.15cm" draw:fill="none" draw:fill-color="#ffffff" draw:textarea-vertical-align="middle"/>
    </style:style>
    <style:style style:name="gr9" style:family="graphic" style:parent-style-name="standard">
      <style:graphic-properties draw:stroke="solid" svg:stroke-width="0.05cm" svg:stroke-color="#808080" draw:marker-start-width="0.355cm" draw:marker-end-width="0.155cm" draw:fill-color="#ffffff" draw:textarea-horizontal-align="justify" draw:textarea-vertical-align="middle" draw:auto-grow-height="false" fo:min-height="0.098cm" fo:min-width="1.632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808080" draw:marker-start-width="0.355cm" draw:marker-end-width="0.155cm" draw:fill-color="#ffffcc" draw:textarea-horizontal-align="justify" draw:textarea-vertical-align="middle" draw:auto-grow-height="false" fo:min-height="0.098cm" fo:min-width="1.632cm" fo:padding-top="0.15cm" fo:padding-bottom="0.15cm" fo:padding-left="0.275cm" fo:padding-right="0.27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74cm" fo:min-width="2.92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74cm" fo:min-width="3.0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74cm" fo:min-width="2.675cm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-color="#ffffcc"/>
      <style:paragraph-properties fo:text-align="center"/>
      <style:text-properties fo:font-size="8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8pt" style:font-size-asian="18pt" style:font-size-complex="1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8pt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8pt"/>
    </style:style>
    <style:style style:name="P9" style:family="paragraph">
      <loext:graphic-properties draw:fill-color="#ffffff"/>
      <style:paragraph-properties fo:text-align="center"/>
      <style:text-properties fo:font-size="8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ffffcc"/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start"/>
      <style:text-properties fo:font-size="8pt"/>
    </style:style>
    <style:style style:name="P13" style:family="paragraph">
      <loext:graphic-properties draw:fill-color="#ffffff"/>
      <style:paragraph-properties fo:text-align="start"/>
      <style:text-properties fo:font-size="8pt"/>
    </style:style>
    <style:style style:name="T1" style:family="text">
      <style:text-properties style:font-size-asian="18pt" style:font-size-complex="18pt"/>
    </style:style>
    <style:style style:name="T2" style:family="text">
      <style:text-properties style:font-size-asian="8pt" style:font-size-complex="8pt"/>
    </style:style>
    <style:style style:name="T3" style:family="text">
      <style:text-properties fo:font-weight="bold" style:font-size-asian="12pt" style:font-weight-asian="bold" style:font-size-complex="1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016cm" svg:x="4.175cm" svg:y="5.064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016cm" svg:x="7.858cm" svg:y="5.064cm">
          <text:p text:style-name="P1"><text:span text:style-name="T1">E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016cm" svg:x="11.16cm" svg:y="6.969cm">
          <draw:glue-point draw:id="4" svg:x="-1.5cm" svg:y="-5cm"/>
          <draw:glue-point draw:id="5" svg:x="1.5cm" svg:y="-5cm"/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016cm" svg:x="14.843cm" svg:y="6.969cm">
          <text:p text:style-name="P1"><text:span text:style-name="T1">Executo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5.445cm" svg:y1="6.08cm" svg:x2="9.764cm" svg:y2="9.128cm" draw:start-shape="id1" draw:start-glue-point="2" draw:end-shape="id2" draw:end-glue-point="8" svg:d="M5445 6080l4319 3048" svg:viewBox="0 0 4320 3049">
          <text:p/>
        </draw:connector>
        <draw:connector draw:style-name="gr3" draw:text-style-name="P1" draw:layer="layout" draw:type="line" svg:x1="9.128cm" svg:y1="6.08cm" svg:x2="10.398cm" svg:y2="9.128cm" draw:start-shape="id3" draw:start-glue-point="2" draw:end-shape="id2" draw:end-glue-point="4" svg:d="M9128 6080l1270 3048" svg:viewBox="0 0 1271 3049">
          <text:p/>
        </draw:connector>
        <draw:connector draw:style-name="gr3" draw:text-style-name="P1" draw:layer="layout" draw:type="line" svg:x1="12.43cm" svg:y1="7.985cm" svg:x2="11.032cm" svg:y2="9.128cm" draw:start-shape="id4" draw:start-glue-point="2" draw:end-shape="id2" draw:end-glue-point="9" svg:d="M12430 7985l-1398 1143" svg:viewBox="0 0 1399 1144">
          <text:p/>
        </draw:connector>
        <draw:connector draw:style-name="gr4" draw:text-style-name="P5" draw:layer="layout" draw:type="line" svg:x1="6.715cm" svg:y1="5.572cm" svg:x2="7.858cm" svg:y2="5.572cm" draw:start-shape="id1" draw:start-glue-point="1" draw:end-shape="id3" draw:end-glue-point="3" svg:d="M6715 5572h1143" svg:viewBox="0 0 1144 1">
          <text:p text:style-name="P1"><text:span text:style-name="T1"/></text:p>
          <text:p text:style-name="P1"><text:span text:style-name="T1"/></text:p>
        </draw:connector>
        <draw:custom-shape draw:style-name="gr5" draw:text-style-name="P3" draw:layer="layout" svg:width="2.54cm" svg:height="1.016cm" svg:x="6.08cm" svg:y="2.651cm">
          <text:p text:style-name="P1"><text:span text:style-name="T1">if one table or enum metadata changed, </text:span></text:p>
          <text:p text:style-name="P1"><text:span text:style-name="T1">inspect related tables and enums for change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715cm" svg:y1="3.667cm" svg:x2="6.207cm" svg:y2="4.683cm">
          <text:p/>
        </draw:line>
        <draw:custom-shape draw:style-name="gr7" draw:text-style-name="P7" draw:layer="layout" svg:width="3.302cm" svg:height="1.397cm" svg:x="3.159cm" svg:y="8.493cm">
          <text:p text:style-name="P1"><text:span text:style-name="T2">regenerate select methods </text:span></text:p>
          <text:p text:style-name="P1"><text:span text:style-name="T2">only if at least one of the </text:span></text:p>
          <text:p text:style-name="P1"><text:span text:style-name="T2">sources (table, enum or view) </text:span></text:p>
          <text:p text:style-name="P1"><text:span text:style-name="T2">changed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588cm" svg:y1="9.001cm" svg:x2="7.731cm" svg:y2="8.62cm">
          <text:p/>
        </draw:line>
        <draw:custom-shape draw:style-name="gr7" draw:text-style-name="P7" draw:layer="layout" svg:width="3.302cm" svg:height="1.397cm" svg:x="13.954cm" svg:y="3.921cm">
          <text:p text:style-name="P1"><text:span text:style-name="T2">a change in a view metadata</text:span></text:p>
          <text:p text:style-name="P1"><text:span text:style-name="T2">does not trigger a table or enum </text:span></text:p>
          <text:p text:style-name="P1"><text:span text:style-name="T2">inspection for change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462cm" svg:y1="5.445cm" svg:x2="13.573cm" svg:y2="6.588cm">
          <text:p/>
        </draw:line>
        <draw:connector draw:style-name="gr4" draw:text-style-name="P5" draw:layer="layout" draw:type="line" svg:x1="6.716cm" svg:y1="5.572cm" svg:x2="7.859cm" svg:y2="5.572cm" svg:d="M6716 5572h1143" svg:viewBox="0 0 1144 1">
          <text:p text:style-name="P1"><text:span text:style-name="T1"/></text:p>
          <text:p text:style-name="P1"><text:span text:style-name="T1"/></text:p>
        </draw:connector>
        <draw:custom-shape draw:style-name="gr7" draw:text-style-name="P7" draw:layer="layout" svg:width="3.302cm" svg:height="1.397cm" svg:x="15.351cm" svg:y="11.033cm">
          <text:p text:style-name="P1"><text:span text:style-name="T2">sequence and query methods </text:span></text:p>
          <text:p text:style-name="P1"><text:span text:style-name="T2">are not impacted by </text:span></text:p>
          <text:p text:style-name="P1"><text:span text:style-name="T2">changes in metadata, as</text:span></text:p>
          <text:p text:style-name="P1"><text:span text:style-name="T2">well as executor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5.732cm" svg:y1="10.906cm" svg:x2="14.462cm" svg:y2="10.017cm">
          <text:p/>
        </draw:line>
        <draw:line draw:style-name="gr6" draw:text-style-name="P6" draw:layer="layout" svg:x1="16.748cm" svg:y1="10.906cm" svg:x2="16.24cm" svg:y2="8.366cm">
          <text:p/>
        </draw:line>
        <draw:custom-shape draw:style-name="gr5" draw:text-style-name="P9" draw:layer="layout" svg:width="2.54cm" svg:height="1.016cm" svg:x="8.874cm" svg:y="1.127cm">
          <text:p text:style-name="P1"><text:span text:style-name="T3">Meta Data Change Propag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794cm" svg:height="0.508cm" svg:x="10.779cm" svg:y="10.017cm">
          <text:p text:style-name="P1"><text:span text:style-name="T2">Sequence Method</text:span></text:p>
          <draw:enhanced-geometry svg:viewBox="0 0 21600 21600" draw:glue-points="10800 0 0 10800 10800 21600 21600 10800" draw:text-areas="?f3 ?f3 ?f4 ?f4" draw:type="hexagon" draw:modifiers="1561.0733452593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1" xml:id="id2" draw:id="id2" draw:layer="layout" svg:width="2.794cm" svg:height="0.508cm" svg:x="9.001cm" svg:y="9.128cm">
          <draw:glue-point draw:id="8" svg:x="-2.272cm" svg:y="-5cm"/>
          <draw:glue-point draw:id="9" svg:x="2.272cm" svg:y="-5cm"/>
          <text:p text:style-name="P1"><text:span text:style-name="T2">Select Method</text:span></text:p>
          <draw:enhanced-geometry svg:viewBox="0 0 21600 21600" draw:glue-points="10800 0 0 10800 10800 21600 21600 10800" draw:text-areas="?f3 ?f3 ?f4 ?f4" draw:type="hexagon" draw:modifiers="1561.0733452593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0" draw:layer="layout" svg:width="2.794cm" svg:height="0.508cm" svg:x="12.176cm" svg:y="9.128cm">
          <text:p text:style-name="P1"><text:span text:style-name="T2">Query Method</text:span></text:p>
          <draw:enhanced-geometry svg:viewBox="0 0 21600 21600" draw:glue-points="10800 0 0 10800 10800 21600 21600 10800" draw:text-areas="?f3 ?f3 ?f4 ?f4" draw:type="hexagon" draw:modifiers="1561.0733452593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8" draw:layer="layout" svg:x1="14.843cm" svg:y1="11.033cm" svg:x2="13.827cm" svg:y2="10.525cm">
          <text:p/>
        </draw:line>
        <draw:line draw:style-name="gr6" draw:text-style-name="P6" draw:layer="layout" svg:x1="8.366cm" svg:y1="3.667cm" svg:x2="8.747cm" svg:y2="4.683cm">
          <text:p/>
        </draw:line>
        <draw:custom-shape draw:style-name="gr11" draw:text-style-name="P13" draw:layer="layout" svg:width="3.429cm" svg:height="1.524cm" svg:x="5.191cm" svg:y="10.779cm">
          <text:p text:style-name="P12"><text:span text:style-name="T4">Mode:</text:span><text:span text:style-name="T5"> User Selection</text:span></text:p>
          <text:p text:style-name="P12">+ marked (user selection)</text:p>
          <text:p text:style-name="P12">+ related db changes</text:p>
          <text:p text:style-name="P12">+ dependent selects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556cm" svg:height="1.524cm" svg:x="8.874cm" svg:y="10.779cm">
          <text:p text:style-name="P12"><text:span text:style-name="T4">Mode:</text:span><text:span text:style-name="T5"> Config Changes</text:span></text:p>
          <text:p text:style-name="P12">+ marked (config changes)</text:p>
          <text:p text:style-name="P12">+ related db changes</text:p>
          <text:p text:style-name="P12">+ dependent selects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175cm" svg:height="1.524cm" svg:x="1.762cm" svg:y="10.779cm">
          <text:p text:style-name="P12"><text:span text:style-name="T4">Mode: </text:span><text:span text:style-name="T5">Full </text:span><text:span text:style-name="T5">Generation</text:span></text:p>
          <text:p text:style-name="P12">+ all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0:25:09.944244612</meta:creation-date>
    <dc:date>2018-03-29T14:45:46.735051410</dc:date>
    <meta:editing-duration>PT4H55M1S</meta:editing-duration>
    <meta:editing-cycles>31</meta:editing-cycles>
    <meta:generator>LibreOffice/5.1.6.2$Linux_X86_64 LibreOffice_project/10m0$Build-2</meta:generator>
    <meta:document-statistic meta:object-count="27"/>
  </office:meta>
</office:document-meta>
</file>